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nome 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Bairro 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UF</text:p>
          </table:table-cell>
          <table:table-cell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R Antonio</text:p>
          </table:table-cell>
          <table:table-cell table:style-name="ce5" office:value-type="string" calcext:value-type="string">
            <text:p>Centro</text:p>
          </table:table-cell>
          <table:table-cell office:value-type="string" calcext:value-type="string">
            <text:p>Leme</text:p>
          </table:table-cell>
          <table:table-cell office:value-type="string" calcext:value-type="string">
            <text:p>sp</text:p>
          </table:table-cell>
          <table:table-cell/>
        </table:table-row>
        <table:table-row table:style-name="ro1">
          <table:table-cell office:value-type="string" calcext:value-type="string">
            <text:p>Eduardo</text:p>
          </table:table-cell>
          <table:table-cell office:value-type="string" calcext:value-type="string">
            <text:p>R Tiradentes</text:p>
          </table:table-cell>
          <table:table-cell table:style-name="ce5" office:value-type="string" calcext:value-type="string">
            <text:p>São Benedito</text:p>
          </table:table-cell>
          <table:table-cell office:value-type="string" calcext:value-type="string">
            <text:p>são pedro</text:p>
          </table:table-cell>
          <table:table-cell office:value-type="string" calcext:value-type="string">
            <text:p>sp</text:p>
          </table:table-cell>
          <table:table-cell/>
        </table:table-row>
        <table:table-row table:style-name="ro1">
          <table:table-cell office:value-type="string" calcext:value-type="string">
            <text:p>Érica</text:p>
          </table:table-cell>
          <table:table-cell office:value-type="string" calcext:value-type="string">
            <text:p>Av Orizimbo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/>
        </table:table-row>
        <table:table-row table:style-name="ro2">
          <table:table-cell office:value-type="string" calcext:value-type="string">
            <text:p>Fernanda</text:p>
          </table:table-cell>
          <table:table-cell office:value-type="string" calcext:value-type="string">
            <text:p>Rua tremenbe</text:p>
          </table:table-cell>
          <table:table-cell table:style-name="ce5" office:value-type="string" calcext:value-type="string">
            <text:p>Jd. Nova Campinas 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sp</text:p>
          </table:table-cell>
          <table:table-cell/>
        </table:table-row>
        <table:table-row table:style-name="ro1">
          <table:table-cell office:value-type="string" calcext:value-type="string">
            <text:p>Gabriela</text:p>
          </table:table-cell>
          <table:table-cell office:value-type="string" calcext:value-type="string">
            <text:p>Rua Julio</text:p>
          </table:table-cell>
          <table:table-cell table:style-name="ce5" office:value-type="string" calcext:value-type="string">
            <text:p>Praia Grande</text:p>
          </table:table-cell>
          <table:table-cell office:value-type="string" calcext:value-type="string">
            <text:p>Ubatuba</text:p>
          </table:table-cell>
          <table:table-cell office:value-type="string" calcext:value-type="string">
            <text:p>sp</text:p>
          </table:table-cell>
          <table:table-cell/>
        </table:table-row>
        <table:table-row table:style-name="ro3">
          <table:table-cell office:value-type="string" calcext:value-type="string">
            <text:p>Helena</text:p>
          </table:table-cell>
          <table:table-cell office:value-type="string" calcext:value-type="string">
            <text:p>Av subida</text:p>
          </table:table-cell>
          <table:table-cell table:style-name="ce5" office:value-type="string" calcext:value-type="string">
            <text:p>Centr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/>
        </table:table-row>
        <table:table-row table:style-name="ro1">
          <table:table-cell office:value-type="string" calcext:value-type="string">
            <text:p>Katiane</text:p>
          </table:table-cell>
          <table:table-cell office:value-type="string" calcext:value-type="string">
            <text:p>R 5</text:p>
          </table:table-cell>
          <table:table-cell office:value-type="string" calcext:value-type="string">
            <text:p>Jd Europa</text:p>
          </table:table-cell>
          <table:table-cell office:value-type="string" calcext:value-type="string">
            <text:p>Rio Claro</text:p>
          </table:table-cell>
          <table:table-cell office:value-type="string" calcext:value-type="string">
            <text:p>sp</text:p>
          </table:table-cell>
          <table:table-cell/>
        </table:table-row>
        <table:table-row table:style-name="ro1">
          <table:table-cell office:value-type="string" calcext:value-type="string">
            <text:p>Lilian</text:p>
          </table:table-cell>
          <table:table-cell office:value-type="string" calcext:value-type="string">
            <text:p>R 4</text:p>
          </table:table-cell>
          <table:table-cell office:value-type="string" calcext:value-type="string">
            <text:p>Vila Tubarão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sp</text:p>
          </table:table-cell>
          <table:table-cell/>
        </table:table-row>
        <table:table-row table:style-name="ro1">
          <table:table-cell office:value-type="string" calcext:value-type="string">
            <text:p>Lucimara</text:p>
          </table:table-cell>
          <table:table-cell office:value-type="string" calcext:value-type="string">
            <text:p>R Minas Gerais</text:p>
          </table:table-cell>
          <table:table-cell table:style-name="ce5" office:value-type="string" calcext:value-type="string">
            <text:p>Jd. Paulista 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</text:p>
          </table:table-cell>
          <table:table-cell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R abc</text:p>
          </table:table-cell>
          <table:table-cell office:value-type="string" calcext:value-type="string">
            <text:p>Ibirapuera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am</text:p>
          </table:table-cell>
          <table:table-cell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R 3</text:p>
          </table:table-cell>
          <table:table-cell office:value-type="string" calcext:value-type="string">
            <text:p>Botafog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/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R Direita</text:p>
          </table:table-cell>
          <table:table-cell table:style-name="ce5" office:value-type="string" calcext:value-type="string">
            <text:p>Belvedere</text:p>
          </table:table-cell>
          <table:table-cell office:value-type="string" calcext:value-type="string">
            <text:p>Araras</text:p>
          </table:table-cell>
          <table:table-cell office:value-type="string" calcext:value-type="string">
            <text:p>sp</text:p>
          </table:table-cell>
          <table:table-cell/>
        </table:table-row>
        <table:table-row table:style-name="ro1">
          <table:table-cell office:value-type="string" calcext:value-type="string">
            <text:p>Jefferson</text:p>
          </table:table-cell>
          <table:table-cell office:value-type="string" calcext:value-type="string">
            <text:p>R Esquerda</text:p>
          </table:table-cell>
          <table:table-cell table:style-name="ce5" office:value-type="string" calcext:value-type="string">
            <text:p>Centro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/>
        </table:table-row>
        <table:table-row table:style-name="ro1">
          <table:table-cell office:value-type="string" calcext:value-type="string">
            <text:p>Sônia</text:p>
          </table:table-cell>
          <table:table-cell office:value-type="string" calcext:value-type="string">
            <text:p>R madre</text:p>
          </table:table-cell>
          <table:table-cell office:value-type="string" calcext:value-type="string">
            <text:p>Vila Cláudia</text:p>
          </table:table-cell>
          <table:table-cell office:value-type="string" calcext:value-type="string">
            <text:p>Extrema</text:p>
          </table:table-cell>
          <table:table-cell office:value-type="string" calcext:value-type="string">
            <text:p>mg</text:p>
          </table:table-cell>
          <table:table-cell/>
        </table:table-row>
        <table:table-row table:style-name="ro1">
          <table:table-cell office:value-type="string" calcext:value-type="string">
            <text:p>Tatiane</text:p>
          </table:table-cell>
          <table:table-cell office:value-type="string" calcext:value-type="string">
            <text:p>R pastor</text:p>
          </table:table-cell>
          <table:table-cell office:value-type="string" calcext:value-type="string">
            <text:p>Parque Industrial</text:p>
          </table:table-cell>
          <table:table-cell office:value-type="string" calcext:value-type="string">
            <text:p>Poços de Caldas</text:p>
          </table:table-cell>
          <table:table-cell office:value-type="string" calcext:value-type="string">
            <text:p>mg</text:p>
          </table:table-cell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4">
          <table:table-cell table:style-name="ce2" office:value-type="string" calcext:value-type="string" table:number-columns-spanned="6" table:number-rows-spanned="1">
            <text:p>a) na célula ao lado de Endereço, crie um PROCV para trazer o endereço do nome digitado; <text:s/></text:p>
          </table:table-cell>
          <table:covered-table-cell table:number-columns-repeated="5" table:style-name="ce8"/>
        </table:table-row>
        <table:table-row table:style-name="ro5">
          <table:table-cell table:style-name="ce3" office:value-type="string" calcext:value-type="string">
            <text:p>b) na célula ao lado de Bairro, traga o bairro do nome digitado e assim por diante.</text:p>
          </table:table-cell>
          <table:table-cell table:style-name="ce8" table:number-columns-repeated="5"/>
        </table:table-row>
        <table:table-row table:style-name="ro1">
          <table:table-cell office:value-type="string" calcext:value-type="string">
            <text:p>Nome 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Érica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Endereço </text:p>
          </table:table-cell>
          <table:table-cell table:formula="of:=VLOOKUP([.B$20];[.A$2:.E$16];2;0)" office:value-type="string" office:string-value="R Antonio" calcext:value-type="string">
            <text:p>R Antonio</text:p>
          </table:table-cell>
          <table:table-cell table:formula="of:=VLOOKUP([.C$20];[.A$2:.E$16];2;0)" office:value-type="string" office:string-value="R Tiradentes" calcext:value-type="string">
            <text:p>R Tiradentes</text:p>
          </table:table-cell>
          <table:table-cell table:formula="of:=VLOOKUP([.D$20];[.A$2:.D$16];2;0)" office:value-type="string" office:string-value="Av Orizimbo" calcext:value-type="string">
            <text:p>Av Orizimbo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airro</text:p>
          </table:table-cell>
          <table:table-cell table:formula="of:=VLOOKUP([.B$20];[.A$2:.E$16];3;0)" office:value-type="string" office:string-value="Centro" calcext:value-type="string">
            <text:p>Centro</text:p>
          </table:table-cell>
          <table:table-cell table:formula="of:=VLOOKUP([.C$20];[.A$2:.E$16];3;0)" office:value-type="string" office:string-value="São Benedito" calcext:value-type="string">
            <text:p>São Benedito</text:p>
          </table:table-cell>
          <table:table-cell table:formula="of:=VLOOKUP([.D$20];[.A$2:.D$16];3;0)" office:value-type="string" office:string-value="Centro" calcext:value-type="string">
            <text:p>Centro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idade</text:p>
          </table:table-cell>
          <table:table-cell table:formula="of:=VLOOKUP([.B$20];[.A$2:.E$16];4;0)" office:value-type="string" office:string-value="Leme" calcext:value-type="string">
            <text:p>Leme</text:p>
          </table:table-cell>
          <table:table-cell table:formula="of:=VLOOKUP([.C$20];[.A$2:.E$16];4;0)" office:value-type="string" office:string-value="são pedro" calcext:value-type="string">
            <text:p>são pedro</text:p>
          </table:table-cell>
          <table:table-cell table:formula="of:=VLOOKUP([.D$20];[.A$2:.D$16];4;0)" office:value-type="string" office:string-value="Salvador" calcext:value-type="string">
            <text:p>Salvado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Estado</text:p>
          </table:table-cell>
          <table:table-cell table:formula="of:=VLOOKUP([.B$20];[.A$2:.E$16];5;0)" office:value-type="string" office:string-value="sp" calcext:value-type="string">
            <text:p>sp</text:p>
          </table:table-cell>
          <table:table-cell table:formula="of:=VLOOKUP([.C$20];[.A$2:.E$16];5;0)" office:value-type="string" office:string-value="sp" calcext:value-type="string">
            <text:p>sp</text:p>
          </table:table-cell>
          <table:table-cell table:formula="of:=VLOOKUP([.D$20];[.A$2:.E$16];5;0)" office:value-type="string" office:string-value="BA" calcext:value-type="string">
            <text:p>BA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19:09:42.908000000</meta:creation-date>
    <dc:date>2023-08-23T10:20:13.896923868</dc:date>
    <meta:editing-duration>PT35M11S</meta:editing-duration>
    <meta:editing-cycles>2</meta:editing-cycles>
    <meta:generator>LibreOffice/7.4.5.1$Linux_X86_64 LibreOffice_project/40$Build-1</meta:generator>
    <meta:document-statistic meta:table-count="1" meta:cell-count="102" meta:object-count="0"/>
  </office:meta>
</office:document-meta>
</file>